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d16a4" officeooo:paragraph-rsid="001d16a4"/>
    </style:style>
    <style:style style:name="P2" style:family="paragraph" style:parent-style-name="Preformatted_20_Text">
      <style:text-properties officeooo:rsid="001d744b" officeooo:paragraph-rsid="001d744b"/>
    </style:style>
    <style:style style:name="P3" style:family="paragraph" style:parent-style-name="Preformatted_20_Text">
      <style:text-properties officeooo:rsid="0020fa62" officeooo:paragraph-rsid="0020fa62"/>
    </style:style>
    <style:style style:name="T1" style:family="text">
      <style:text-properties officeooo:rsid="001f402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ess:</text:p>
      <text:p text:style-name="P1"/>
      <text:p text:style-name="P1">As mentioned in the Plan document, the first week's task of reading the resources and finalizing on the DHT implementation was performed. I have decided to use the jchord implementation of DHT.</text:p>
      <text:p text:style-name="P1"/>
      <text:p text:style-name="P2">Tasks Performed:</text:p>
      <text:p text:style-name="P2"/>
      <text:p text:style-name="P2">1. Familiarized with the source code of Jchord. </text:p>
      <text:p text:style-name="P2">2. Read <text:span text:style-name="T1">the file attached with this document</text:span> to understand how to use DHT in DNS. </text:p>
      <text:p text:style-name="P2">3. Ruled out BambooDHT and OpenDHT as they required more setup processes than Jchord. The latter is also chosen because of the reason of building the application in Java which results in easy integration. </text:p>
      <text:p text:style-name="P2"/>
      <text:p text:style-name="P3">Tasks unclear(TBD with instructor):</text:p>
      <text:p text:style-name="P3"/>
      <text:p text:style-name="P3">1. Discuss on the interaction between the client and the system. </text:p>
      <text:p text:style-name="P3">2. Determine who the client is. Example: Client could be a user, or another system.(Browser submitting the request)</text:p>
      <text:p text:style-name="P3">3. Discuss on the UI for the application and the various components in it. </text:p>
      <text:p text:style-name="P3"/>
      <text:p text:style-name="P3"/>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23T03:02:33.460690997</dc:date>
    <meta:editing-duration>PT5M6S</meta:editing-duration>
    <meta:editing-cycles>6</meta:editing-cycles>
    <meta:generator>LibreOffice/4.4.6.3$Linux_X86_64 LibreOffice_project/40m0$Build-3</meta:generator>
    <meta:document-statistic meta:table-count="0" meta:image-count="0" meta:object-count="0" meta:page-count="1" meta:paragraph-count="11" meta:word-count="140" meta:character-count="844" meta:non-whitespace-character-count="708"/>
  </office:meta>
</office:document-meta>
</file>